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90%"/>
    </style:style>
    <style:style style:name="P3" style:family="paragraph" style:parent-style-name="Standard">
      <loext:graphic-properties draw:fill="solid" draw:fill-color="#ffffff"/>
      <style:paragraph-properties fo:margin-top="0.1665in" fo:margin-bottom="0.1665in" loext:contextual-spacing="false" fo:line-height="90%" fo:background-color="#ffffff"/>
    </style:style>
    <style:style style:name="P4" style:family="paragraph" style:parent-style-name="Standard">
      <style:paragraph-properties fo:margin-top="0.1665in" fo:margin-bottom="0.1665in" loext:contextual-spacing="false" fo:line-height="80%"/>
    </style:style>
    <style:style style:name="P5" style:family="paragraph" style:parent-style-name="Standard">
      <loext:graphic-properties draw:fill="solid" draw:fill-color="#ffffff"/>
      <style:paragraph-properties fo:margin-top="0.1665in" fo:margin-bottom="0.1665in" loext:contextual-spacing="false" fo:line-height="80%" fo:background-color="#ffffff"/>
    </style:style>
    <style:style style:name="P6" style:family="paragraph" style:parent-style-name="Standard">
      <loext:graphic-properties draw:fill="solid" draw:fill-color="#ffffff"/>
      <style:paragraph-properties fo:margin-top="0.1665in" fo:margin-bottom="0.1665in" loext:contextual-spacing="false" fo:line-height="69%" fo:background-color="#ffffff"/>
    </style:style>
    <style:style style:name="P7" style:family="paragraph" style:parent-style-name="Standard">
      <loext:graphic-properties draw:fill="solid" draw:fill-color="#ffffff"/>
      <style:paragraph-properties fo:margin-top="0.1665in" fo:margin-bottom="0.1665in" loext:contextual-spacing="false" fo:line-height="135%" fo:background-color="#ffffff"/>
    </style:style>
    <style:style style:name="P8" style:family="paragraph" style:parent-style-name="Standard">
      <loext:graphic-properties draw:fill="solid" draw:fill-color="#ffffff"/>
      <style:paragraph-properties fo:margin-top="0.1665in" fo:margin-bottom="0.1665in" loext:contextual-spacing="false" fo:line-height="135%" fo:background-color="#ffffff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9" style:family="paragraph" style:parent-style-name="Standard">
      <loext:graphic-properties draw:fill="solid" draw:fill-color="#ffffff"/>
      <style:paragraph-properties fo:margin-top="0.1665in" fo:margin-bottom="0.1665in" loext:contextual-spacing="false" fo:line-height="80%" fo:background-color="#ffffff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0" style:family="paragraph" style:parent-style-name="Standard">
      <loext:graphic-properties draw:fill="solid" draw:fill-color="#ffffff"/>
      <style:paragraph-properties fo:margin-top="0.1665in" fo:margin-bottom="0.1665in" loext:contextual-spacing="false" fo:line-height="39%" fo:background-color="#ffffff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1" style:family="paragraph" style:parent-style-name="Standard">
      <loext:graphic-properties draw:fill="solid" draw:fill-color="#ffffff"/>
      <style:paragraph-properties fo:margin-top="0.1665in" fo:margin-bottom="0.1665in" loext:contextual-spacing="false" fo:line-height="135%" fo:background-color="#ffffff"/>
      <style:text-properties fo:font-weight="bold" style:font-weight-asian="bold"/>
    </style:style>
    <style:style style:name="P12" style:family="paragraph" style:parent-style-name="Standard">
      <style:paragraph-properties fo:margin-top="0.1665in" fo:margin-bottom="0.1665in" loext:contextual-spacing="false" fo:line-height="80%"/>
      <style:text-properties fo:font-weight="bold" style:font-weight-asian="bold"/>
    </style:style>
    <style:style style:name="P13" style:family="paragraph" style:parent-style-name="Standard">
      <loext:graphic-properties draw:fill="solid" draw:fill-color="#ffffff"/>
      <style:paragraph-properties fo:margin-top="0.1665in" fo:margin-bottom="0.1665in" loext:contextual-spacing="false" fo:line-height="135%" fo:background-color="#ffffff"/>
      <style:text-properties fo:color="#008000" style:font-name="Courier New" fo:font-size="10pt" style:font-name-asian="Courier New1" style:font-size-asian="10pt" style:font-name-complex="Courier New1" style:font-size-complex="10pt"/>
    </style:style>
    <style:style style:name="P14" style:family="paragraph" style:parent-style-name="Standard">
      <loext:graphic-properties draw:fill="solid" draw:fill-color="#ffffff"/>
      <style:paragraph-properties fo:margin-top="0.1665in" fo:margin-bottom="0.1665in" loext:contextual-spacing="false" fo:line-height="135%" fo:background-color="#ffffff"/>
      <style:text-properties fo:color="#008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5" style:family="paragraph" style:parent-style-name="Standard">
      <loext:graphic-properties draw:fill="solid" draw:fill-color="#ffffff"/>
      <style:paragraph-properties fo:margin-top="0.1665in" fo:margin-bottom="0.1665in" loext:contextual-spacing="false" fo:line-height="39%" fo:background-color="#ffffff"/>
    </style:style>
    <style:style style:name="P16" style:family="paragraph" style:parent-style-name="Standard">
      <loext:graphic-properties draw:fill="solid" draw:fill-color="#ffffff"/>
      <style:paragraph-properties fo:margin-top="0.1665in" fo:margin-bottom="0.1665in" loext:contextual-spacing="false" fo:line-height="135%" fo:background-color="#ffffff"/>
      <style:text-properties fo:font-size="10pt" style:font-size-asian="10pt" style:font-size-complex="10pt"/>
    </style:style>
    <style:style style:name="P17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1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8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3" style:family="text">
      <style:text-properties fo:color="#0000ff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4" style:family="text">
      <style:text-properties fo:color="#267f99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5" style:family="text">
      <style:text-properties fo:color="#00108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6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7" style:family="text">
      <style:text-properties fo:color="#795e26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8" style:family="text">
      <style:text-properties fo:color="#af00db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9" style:family="text">
      <style:text-properties fo:color="#098658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0" style:family="text">
      <style:text-properties fo:font-style="italic" style:font-style-asian="italic"/>
    </style:style>
    <style:style style:name="T11" style:family="text">
      <style:text-properties fo:color="#a31515" style:font-name="Courier New" fo:font-size="10pt" fo:font-weight="bold" style:font-name-asian="Courier New1" style:font-size-asian="10pt" style:font-weight-asian="bold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💡 <text:span text:style-name="T1">Q1.</text:span> Given an array of integers nums and an integer target, return indices of the two numbers such that they add up to target.</text:p>
      <text:p text:style-name="P1">You may assume that each input would have exactly one solution, and you may not use the same element twice.</text:p>
      <text:p text:style-name="P1">You can return the answer in any order.</text:p>
      <text:p text:style-name="P1"><text:span text:style-name="T1">Example:</text:span> Input: nums = [2,7,11,15], target = 9 Output0 [0,1]</text:p>
      <text:p text:style-name="P1"><text:span text:style-name="T1">Explanation:</text:span> Because nums[0] + nums[1] == 9, we return [0, 1][</text:p>
      <text:p text:style-name="P1"><text:span text:style-name="T1">Ans:</text:span></text:p>
      <text:p text:style-name="P2"><text:span text:style-name="T2">/**</text:span></text:p>
      <text:p text:style-name="P3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</text:span></text:p>
      <text:p text:style-name="P3"><text:span text:style-name="T2"><text:s/>* </text:span><text:span text:style-name="T3">@param</text:span><text:span text:style-name="T2"> </text:span><text:span text:style-name="T4">{number}</text:span><text:span text:style-name="T2"> </text:span><text:span text:style-name="T5">target</text:span></text:p>
      <text:p text:style-name="P3"><text:span text:style-name="T2"><text:s/>* </text:span><text:span text:style-name="T3">@return</text:span><text:span text:style-name="T2"> </text:span><text:span text:style-name="T4">{number[]}</text:span></text:p>
      <text:p text:style-name="P3"><text:span text:style-name="T2"><text:s/>*/</text:span></text:p>
      <text:p text:style-name="P3"><text:span text:style-name="T3">function</text:span><text:span text:style-name="T6"> </text:span><text:span text:style-name="T7">twoSum</text:span><text:span text:style-name="T6">(</text:span><text:span text:style-name="T5">nums</text:span><text:span text:style-name="T6">, </text:span><text:span text:style-name="T5">target</text:span><text:span text:style-name="T6">) {</text:span></text:p>
      <text:p text:style-name="P3"><text:span text:style-name="T6"><text:s text:c="2"/></text:span><text:span text:style-name="T2">// create an empty object to store the sums and indices</text:span></text:p>
      <text:p text:style-name="P3"><text:span text:style-name="T6"><text:s text:c="2"/></text:span><text:span text:style-name="T3">let</text:span><text:span text:style-name="T6"> </text:span><text:span text:style-name="T5">map</text:span><text:span text:style-name="T6"> = {};</text:span></text:p>
      <text:p text:style-name="P3"><text:span text:style-name="T6"><text:s text:c="2"/></text:span><text:span text:style-name="T2">// loop through the array of numbers</text:span></text:p>
      <text:p text:style-name="P3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0</text:span><text:span text:style-name="T6">; </text:span><text:span text:style-name="T5">i</text:span><text:span text:style-name="T6"> &lt;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3"><text:span text:style-name="T6"><text:s text:c="4"/></text:span><text:span text:style-name="T2">// calculate the complement of the current number and the target</text:span></text:p>
      <text:p text:style-name="P3"><text:span text:style-name="T6"><text:s text:c="4"/></text:span><text:span text:style-name="T3">let</text:span><text:span text:style-name="T6"> </text:span><text:span text:style-name="T5">complement</text:span><text:span text:style-name="T6"> = </text:span><text:span text:style-name="T5">target</text:span><text:span text:style-name="T6"> - </text:span><text:span text:style-name="T5">nums</text:span><text:span text:style-name="T6">[</text:span><text:span text:style-name="T5">i</text:span><text:span text:style-name="T6">];</text:span></text:p>
      <text:p text:style-name="P3"><text:span text:style-name="T6"><text:s text:c="4"/></text:span><text:span text:style-name="T2">// check if the complement is already in the map</text:span></text:p>
      <text:p text:style-name="P3"><text:span text:style-name="T6"><text:s text:c="4"/></text:span><text:span text:style-name="T8">if</text:span><text:span text:style-name="T6"> (</text:span><text:span text:style-name="T5">map</text:span><text:span text:style-name="T6">[</text:span><text:span text:style-name="T5">complement</text:span><text:span text:style-name="T6">] !== </text:span><text:span text:style-name="T3">undefined</text:span><text:span text:style-name="T6">) {</text:span></text:p>
      <text:p text:style-name="P3"><text:soft-page-break/><text:span text:style-name="T6"><text:s text:c="6"/></text:span><text:span text:style-name="T2">// if yes, return the indices of the current number and the complement</text:span></text:p>
      <text:p text:style-name="P3"><text:span text:style-name="T6"><text:s text:c="6"/></text:span><text:span text:style-name="T8">return</text:span><text:span text:style-name="T6"> [</text:span><text:span text:style-name="T5">map</text:span><text:span text:style-name="T6">[</text:span><text:span text:style-name="T5">complement</text:span><text:span text:style-name="T6">], </text:span><text:span text:style-name="T5">i</text:span><text:span text:style-name="T6">];</text:span></text:p>
      <text:p text:style-name="P3"><text:span text:style-name="T6"><text:s text:c="4"/>}</text:span></text:p>
      <text:p text:style-name="P3"><text:span text:style-name="T6"><text:s text:c="4"/></text:span><text:span text:style-name="T2">// otherwise, add the current number and its index to the map</text:span></text:p>
      <text:p text:style-name="P3"><text:span text:style-name="T6"><text:s text:c="4"/></text:span><text:span text:style-name="T5">map</text:span><text:span text:style-name="T6">[</text:span><text:span text:style-name="T5">nums</text:span><text:span text:style-name="T6">[</text:span><text:span text:style-name="T5">i</text:span><text:span text:style-name="T6">]] = </text:span><text:span text:style-name="T5">i</text:span><text:span text:style-name="T6">;</text:span></text:p>
      <text:p text:style-name="P3"><text:span text:style-name="T6"><text:s text:c="2"/>}</text:span></text:p>
      <text:p text:style-name="P3"><text:span text:style-name="T6"><text:s text:c="2"/></text:span><text:span text:style-name="T2">// if no pair is found, return null</text:span></text:p>
      <text:p text:style-name="P3"><text:span text:style-name="T6"><text:s text:c="2"/></text:span><text:span text:style-name="T8">return</text:span><text:span text:style-name="T6"> </text:span><text:span text:style-name="T3">null</text:span><text:span text:style-name="T6">;}</text:span></text:p>
      <text:p text:style-name="P1">💡 <text:span text:style-name="T1">Q2.</text:span> Given an integer array nums and an integer val, remove all occurrences of val in nums in-place. The order of the elements may be changed. Then return the number of elements in nums which are not equal to val.</text:p>
      <text:p text:style-name="P1">Consider the number of elements in nums which are not equal to val be k, to get accepted, you need to do the following things:</text:p>
      <text:list xml:id="list3404913272" text:style-name="WWNum1">
        <text:list-item>
          <text:p text:style-name="P18">Change the array nums such that the first k elements of nums contain the elements which are not equal to val. The remaining elements of nums are not important as well as the size of nums.</text:p>
        </text:list-item>
        <text:list-item>
          <text:p text:style-name="P19">Return k.</text:p>
        </text:list-item>
      </text:list>
      <text:p text:style-name="P1"><text:span text:style-name="T1">Example :</text:span> Input: nums = [3,2,2,3], val = 3 Output: 2, nums = [2,2,<text:span text:style-name="T10">*,</text:span>*]</text:p>
      <text:p text:style-name="P1"><text:span text:style-name="T1">Explanation:</text:span> Your function should return k = 2, with the first two elements of nums being 2. It does not matter what you leave beyond the returned k (hence they are underscores)[</text:p>
      <text:p text:style-name="P2"><text:span text:style-name="T1">Ans:</text:span></text:p>
      <text:p text:style-name="P4"><text:span text:style-name="T2">/**</text:span></text:p>
      <text:p text:style-name="P5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</text:span></text:p>
      <text:p text:style-name="P5"><text:span text:style-name="T2"><text:s/>* </text:span><text:span text:style-name="T3">@param</text:span><text:span text:style-name="T2"> </text:span><text:span text:style-name="T4">{number}</text:span><text:span text:style-name="T2"> </text:span><text:span text:style-name="T5">val</text:span></text:p>
      <text:p text:style-name="P5"><text:span text:style-name="T2"><text:s/>* </text:span><text:span text:style-name="T3">@return</text:span><text:span text:style-name="T2"> </text:span><text:span text:style-name="T4">{number}</text:span></text:p>
      <text:p text:style-name="P5"><text:span text:style-name="T2"><text:s/>*/</text:span></text:p>
      <text:p text:style-name="P5"><text:span text:style-name="T3">let</text:span><text:span text:style-name="T6"> </text:span><text:span text:style-name="T7">removeElement</text:span><text:span text:style-name="T6"> = </text:span><text:span text:style-name="T3">function</text:span><text:span text:style-name="T6">(</text:span><text:span text:style-name="T5">nums</text:span><text:span text:style-name="T6">, </text:span><text:span text:style-name="T5">val</text:span><text:span text:style-name="T6">) {</text:span></text:p>
      <text:p text:style-name="P5"><text:soft-page-break/><text:span text:style-name="T6"><text:s text:c="2"/></text:span><text:span text:style-name="T2">// Initialize the counter variable</text:span></text:p>
      <text:p text:style-name="P5"><text:span text:style-name="T6"><text:s text:c="2"/></text:span><text:span text:style-name="T3">let</text:span><text:span text:style-name="T6"> </text:span><text:span text:style-name="T5">count</text:span><text:span text:style-name="T6"> = </text:span><text:span text:style-name="T9">0</text:span><text:span text:style-name="T6">;</text:span></text:p>
      <text:p text:style-name="P5"><text:span text:style-name="T6"><text:s text:c="2"/></text:span><text:span text:style-name="T2">// Loop through the array</text:span></text:p>
      <text:p text:style-name="P5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0</text:span><text:span text:style-name="T6">; </text:span><text:span text:style-name="T5">i</text:span><text:span text:style-name="T6"> &lt;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5"><text:span text:style-name="T6"><text:s text:c="4"/></text:span><text:span text:style-name="T2">// If the current element is not equal to val</text:span></text:p>
      <text:p text:style-name="P5"><text:span text:style-name="T6"><text:s text:c="4"/></text:span><text:span text:style-name="T8">if</text:span><text:span text:style-name="T6"> (</text:span><text:span text:style-name="T5">nums</text:span><text:span text:style-name="T6">[</text:span><text:span text:style-name="T5">i</text:span><text:span text:style-name="T6">] !== </text:span><text:span text:style-name="T5">val</text:span><text:span text:style-name="T6">) {</text:span></text:p>
      <text:p text:style-name="P5"><text:span text:style-name="T6"><text:s text:c="6"/></text:span><text:span text:style-name="T2">// Swap it with the element at the counter index</text:span></text:p>
      <text:p text:style-name="P5"><text:span text:style-name="T6"><text:s text:c="6"/>[</text:span><text:span text:style-name="T5">nums</text:span><text:span text:style-name="T6">[</text:span><text:span text:style-name="T5">count</text:span><text:span text:style-name="T6">], </text:span><text:span text:style-name="T5">nums</text:span><text:span text:style-name="T6">[</text:span><text:span text:style-name="T5">i</text:span><text:span text:style-name="T6">]] = [</text:span><text:span text:style-name="T5">nums</text:span><text:span text:style-name="T6">[</text:span><text:span text:style-name="T5">i</text:span><text:span text:style-name="T6">], </text:span><text:span text:style-name="T5">nums</text:span><text:span text:style-name="T6">[</text:span><text:span text:style-name="T5">count</text:span><text:span text:style-name="T6">]];</text:span></text:p>
      <text:p text:style-name="P5"><text:span text:style-name="T6"><text:s text:c="6"/></text:span><text:span text:style-name="T2">// Increment the counter</text:span></text:p>
      <text:p text:style-name="P5"><text:span text:style-name="T6"><text:s text:c="6"/></text:span><text:span text:style-name="T5">count</text:span><text:span text:style-name="T6">++;</text:span></text:p>
      <text:p text:style-name="P5"><text:span text:style-name="T6"><text:s text:c="4"/>}</text:span></text:p>
      <text:p text:style-name="P5"><text:span text:style-name="T6"><text:s text:c="2"/>}</text:span></text:p>
      <text:p text:style-name="P5"><text:span text:style-name="T6"><text:s text:c="2"/></text:span><text:span text:style-name="T2">// Return the counter as the new length</text:span></text:p>
      <text:p text:style-name="P5"><text:span text:style-name="T6"><text:s text:c="2"/></text:span><text:span text:style-name="T8">return</text:span><text:span text:style-name="T6"> </text:span><text:span text:style-name="T5">count</text:span><text:span text:style-name="T6">;</text:span></text:p>
      <text:p text:style-name="P5"><text:span text:style-name="T6">};</text:span></text:p>
      <text:p text:style-name="P5">💡 <text:span text:style-name="T1">Q3.</text:span> Given a sorted array of distinct integers and a target value, return the index if the target is found. If not, return the index where it would be if it were inserted in order.</text:p>
      <text:p text:style-name="P5">You must write an algorithm with O(log n) runtime complexity.</text:p>
      <text:p text:style-name="P5"><text:span text:style-name="T1">Example 1:</text:span> Input: nums = [1,3,5,6], target = 5</text:p>
      <text:p text:style-name="P5">Output: 2</text:p>
      <text:p text:style-name="P6"><text:span text:style-name="T1">Ans:</text:span></text:p>
      <text:p text:style-name="P6"><text:span text:style-name="T2">/**</text:span></text:p>
      <text:p text:style-name="P6"><text:soft-page-break/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</text:span></text:p>
      <text:p text:style-name="P6"><text:span text:style-name="T2"><text:s/>* </text:span><text:span text:style-name="T3">@param</text:span><text:span text:style-name="T2"> </text:span><text:span text:style-name="T4">{number}</text:span><text:span text:style-name="T2"> </text:span><text:span text:style-name="T5">target</text:span></text:p>
      <text:p text:style-name="P6"><text:span text:style-name="T2"><text:s/>* </text:span><text:span text:style-name="T3">@return</text:span><text:span text:style-name="T2"> </text:span><text:span text:style-name="T4">{number}</text:span></text:p>
      <text:p text:style-name="P6"><text:span text:style-name="T2"><text:s/>*/</text:span></text:p>
      <text:p text:style-name="P6"><text:span text:style-name="T3">function</text:span><text:span text:style-name="T6"> </text:span><text:span text:style-name="T7">searchInsert</text:span><text:span text:style-name="T6">(</text:span><text:span text:style-name="T5">nums</text:span><text:span text:style-name="T6">, </text:span><text:span text:style-name="T5">target</text:span><text:span text:style-name="T6">) {</text:span></text:p>
      <text:p text:style-name="P6"><text:span text:style-name="T6"><text:s text:c="2"/></text:span><text:span text:style-name="T2">// helper function for recursive binary search</text:span></text:p>
      <text:p text:style-name="P6"><text:span text:style-name="T6"><text:s text:c="2"/></text:span><text:span text:style-name="T3">function</text:span><text:span text:style-name="T6"> </text:span><text:span text:style-name="T7">binarySearch</text:span><text:span text:style-name="T6">(</text:span><text:span text:style-name="T5">start</text:span><text:span text:style-name="T6">, </text:span><text:span text:style-name="T5">end</text:span><text:span text:style-name="T6">) {</text:span></text:p>
      <text:p text:style-name="P6"><text:span text:style-name="T6"><text:s text:c="4"/></text:span><text:span text:style-name="T2">// base case: start is greater than end, return start as the answer</text:span></text:p>
      <text:p text:style-name="P6"><text:span text:style-name="T6"><text:s text:c="4"/></text:span><text:span text:style-name="T8">if</text:span><text:span text:style-name="T6"> (</text:span><text:span text:style-name="T5">start</text:span><text:span text:style-name="T6"> &gt; </text:span><text:span text:style-name="T5">end</text:span><text:span text:style-name="T6">) {</text:span></text:p>
      <text:p text:style-name="P6"><text:span text:style-name="T6"><text:s text:c="6"/></text:span><text:span text:style-name="T8">return</text:span><text:span text:style-name="T6"> </text:span><text:span text:style-name="T5">start</text:span><text:span text:style-name="T6">;</text:span></text:p>
      <text:p text:style-name="P6"><text:span text:style-name="T6"><text:s text:c="4"/>}</text:span></text:p>
      <text:p text:style-name="P6"><text:span text:style-name="T6"><text:s text:c="4"/></text:span><text:span text:style-name="T2">// calculate mid index</text:span></text:p>
      <text:p text:style-name="P6"><text:span text:style-name="T6"><text:s text:c="4"/></text:span><text:span text:style-name="T3">let</text:span><text:span text:style-name="T6"> </text:span><text:span text:style-name="T5">mid</text:span><text:span text:style-name="T6"> = </text:span><text:span text:style-name="T4">Math</text:span><text:span text:style-name="T6">.</text:span><text:span text:style-name="T7">floor</text:span><text:span text:style-name="T6">((</text:span><text:span text:style-name="T5">start</text:span><text:span text:style-name="T6"> + </text:span><text:span text:style-name="T5">end</text:span><text:span text:style-name="T6">) / </text:span><text:span text:style-name="T9">2</text:span><text:span text:style-name="T6">);</text:span></text:p>
      <text:p text:style-name="P6"><text:span text:style-name="T6"><text:s text:c="4"/></text:span><text:span text:style-name="T2">// compare mid element with target</text:span></text:p>
      <text:p text:style-name="P6"><text:span text:style-name="T6"><text:s text:c="4"/></text:span><text:span text:style-name="T8">if</text:span><text:span text:style-name="T6"> (</text:span><text:span text:style-name="T5">nums</text:span><text:span text:style-name="T6">[</text:span><text:span text:style-name="T5">mid</text:span><text:span text:style-name="T6">] === </text:span><text:span text:style-name="T5">target</text:span><text:span text:style-name="T6">) {</text:span></text:p>
      <text:p text:style-name="P6"><text:span text:style-name="T6"><text:s text:c="6"/></text:span><text:span text:style-name="T2">// found the target, return mid</text:span></text:p>
      <text:p text:style-name="P6"><text:span text:style-name="T6"><text:s text:c="6"/></text:span><text:span text:style-name="T8">return</text:span><text:span text:style-name="T6"> </text:span><text:span text:style-name="T5">mid</text:span><text:span text:style-name="T6">;</text:span></text:p>
      <text:p text:style-name="P6"><text:span text:style-name="T6"><text:s text:c="4"/>} </text:span><text:span text:style-name="T8">else</text:span><text:span text:style-name="T6"> </text:span><text:span text:style-name="T8">if</text:span><text:span text:style-name="T6"> (</text:span><text:span text:style-name="T5">target</text:span><text:span text:style-name="T6"> &lt; </text:span><text:span text:style-name="T5">nums</text:span><text:span text:style-name="T6">[</text:span><text:span text:style-name="T5">mid</text:span><text:span text:style-name="T6">]) {</text:span></text:p>
      <text:p text:style-name="P6"><text:span text:style-name="T6"><text:s text:c="6"/></text:span><text:span text:style-name="T2">// target is in the left half, recurse on left subarray</text:span></text:p>
      <text:p text:style-name="P6"><text:span text:style-name="T6"><text:s text:c="6"/></text:span><text:span text:style-name="T8">return</text:span><text:span text:style-name="T6"> </text:span><text:span text:style-name="T7">binarySearch</text:span><text:span text:style-name="T6">(</text:span><text:span text:style-name="T5">start</text:span><text:span text:style-name="T6">, </text:span><text:span text:style-name="T5">mid</text:span><text:span text:style-name="T6"> - </text:span><text:span text:style-name="T9">1</text:span><text:span text:style-name="T6">);</text:span></text:p>
      <text:p text:style-name="P6"><text:span text:style-name="T6"><text:s text:c="4"/>} </text:span><text:span text:style-name="T8">else</text:span><text:span text:style-name="T6"> {</text:span></text:p>
      <text:p text:style-name="P6"><text:soft-page-break/><text:span text:style-name="T6"><text:s text:c="6"/></text:span><text:span text:style-name="T2">// target is in the right half, recurse on right subarray</text:span></text:p>
      <text:p text:style-name="P6"><text:span text:style-name="T6"><text:s text:c="6"/></text:span><text:span text:style-name="T8">return</text:span><text:span text:style-name="T6"> </text:span><text:span text:style-name="T7">binarySearch</text:span><text:span text:style-name="T6">(</text:span><text:span text:style-name="T5">mid</text:span><text:span text:style-name="T6"> + </text:span><text:span text:style-name="T9">1</text:span><text:span text:style-name="T6">, </text:span><text:span text:style-name="T5">end</text:span><text:span text:style-name="T6">);</text:span></text:p>
      <text:p text:style-name="P6"><text:span text:style-name="T6"><text:s text:c="4"/>}</text:span></text:p>
      <text:p text:style-name="P6"><text:span text:style-name="T6"><text:s text:c="2"/>}</text:span></text:p>
      <text:p text:style-name="P6"><text:span text:style-name="T6"><text:s text:c="2"/></text:span><text:span text:style-name="T2">// call helper function with initial start and end values</text:span></text:p>
      <text:p text:style-name="P6"><text:span text:style-name="T6"><text:s text:c="2"/></text:span><text:span text:style-name="T8">return</text:span><text:span text:style-name="T6"> </text:span><text:span text:style-name="T7">binarySearch</text:span><text:span text:style-name="T6">(</text:span><text:span text:style-name="T9">0</text:span><text:span text:style-name="T6">, </text:span><text:span text:style-name="T5">nums</text:span><text:span text:style-name="T6">.</text:span><text:span text:style-name="T5">length</text:span><text:span text:style-name="T6"> - </text:span><text:span text:style-name="T9">1</text:span><text:span text:style-name="T6">);</text:span></text:p>
      <text:p text:style-name="P6"><text:span text:style-name="T6">}</text:span></text:p>
      <text:p text:style-name="P7">💡 <text:span text:style-name="T1">Q4.</text:span> You are given a large integer represented as an integer array digits, where each digits[i] is the ith digit of the integer. The digits are ordered from most significant to least significant in left-to-right order. The large integer does not contain any leading 0's.</text:p>
      <text:p text:style-name="P7">Increment the large integer by one and return the resulting array of digits.</text:p>
      <text:p text:style-name="P7"><text:span text:style-name="T1">Example 1:</text:span> Input: digits = [1,2,3] Output: [1,2,4]</text:p>
      <text:p text:style-name="P7"><text:span text:style-name="T1">Explanation:</text:span> The array represents the integer 123.</text:p>
      <text:p text:style-name="P7">Incrementing by one gives 123 + 1 = 124. Thus, the result should be [1,2,4].</text:p>
      <text:p text:style-name="P7"><text:span text:style-name="T1">Ans:</text:span></text:p>
      <text:p text:style-name="P7"><text:span text:style-name="T2">/**</text:span></text:p>
      <text:p text:style-name="P7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digits</text:span></text:p>
      <text:p text:style-name="P7"><text:span text:style-name="T2"><text:s/>* </text:span><text:span text:style-name="T3">@return</text:span><text:span text:style-name="T2"> </text:span><text:span text:style-name="T4">{number[]}</text:span></text:p>
      <text:p text:style-name="P7"><text:span text:style-name="T2"><text:s/>*/</text:span></text:p>
      <text:p text:style-name="P7"><text:span text:style-name="T3">let</text:span><text:span text:style-name="T6"> </text:span><text:span text:style-name="T7">plusOne</text:span><text:span text:style-name="T6"> = </text:span><text:span text:style-name="T3">function</text:span><text:span text:style-name="T6">(</text:span><text:span text:style-name="T5">digits</text:span><text:span text:style-name="T6">) {</text:span></text:p>
      <text:p text:style-name="P7"><text:span text:style-name="T6"><text:s text:c="4"/></text:span><text:span text:style-name="T8">return</text:span><text:span text:style-name="T6">(</text:span><text:span text:style-name="T4">BigInt</text:span><text:span text:style-name="T6">(</text:span><text:span text:style-name="T5">digits</text:span><text:span text:style-name="T6">.</text:span><text:span text:style-name="T7">join</text:span><text:span text:style-name="T6">(</text:span><text:span text:style-name="T11">""</text:span><text:span text:style-name="T6">)) + </text:span><text:span text:style-name="T4">BigInt</text:span><text:span text:style-name="T6">(</text:span><text:span text:style-name="T9">1</text:span><text:span text:style-name="T6">)).</text:span><text:span text:style-name="T7">toString</text:span><text:span text:style-name="T6">().</text:span><text:span text:style-name="T7">split</text:span><text:span text:style-name="T6">(</text:span><text:span text:style-name="T11">""</text:span><text:span text:style-name="T6">);</text:span></text:p>
      <text:p text:style-name="P7"><text:span text:style-name="T6">}; <text:s text:c="3"/></text:span></text:p>
      <text:p text:style-name="P8"/>
      <text:p text:style-name="P11"><text:soft-page-break/></text:p>
      <text:p text:style-name="P7"/>
      <text:p text:style-name="P5"/>
      <text:p text:style-name="P5"/>
      <text:p text:style-name="P9"/>
      <text:p text:style-name="P12"/>
      <text:p text:style-name="P13"/>
      <text:p text:style-name="P13"/>
      <text:p text:style-name="P13"/>
      <text:p text:style-name="P7">💡 <text:span text:style-name="T1">Q5.</text:span> You are given two integer arrays nums1 and nums2, sorted in non-decreasing order, and two integers m and n, representing the number of elements in nums1 and nums2 respectively.</text:p>
      <text:p text:style-name="P7">Merge nums1 and nums2 into a single array sorted in non-decreasing order.</text:p>
      <text:p text:style-name="P7">The final sorted array should not be returned by the function, but instead be stored inside the array nums1. To accommodate this, nums1 has a length of m + n, where the first m elements denote the elements that should be merged, and the last n elements are set to 0 and should be ignored. nums2 has a length of n.</text:p>
      <text:p text:style-name="P7"><text:span text:style-name="T1">Example 1:</text:span> Input: nums1 = [1,2,3,0,0,0], m = 3, nums2 = [2,5,6], n = 3 Output: [1,2,2,3,5,6]</text:p>
      <text:p text:style-name="P7"><text:span text:style-name="T1">Explanation:</text:span> The arrays we are merging are [1,2,3] and [2,5,6]. The result of the merge is [1,2,2,3,5,6] with the underlined elements coming from nums1.</text:p>
      <text:p text:style-name="P3"><text:span text:style-name="T1">Ans:</text:span></text:p>
      <text:p text:style-name="P3"><text:span text:style-name="T2"><text:s/>/**</text:span></text:p>
      <text:p text:style-name="P3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1</text:span></text:p>
      <text:p text:style-name="P3"><text:span text:style-name="T2"><text:s/>* </text:span><text:span text:style-name="T3">@param</text:span><text:span text:style-name="T2"> </text:span><text:span text:style-name="T4">{number}</text:span><text:span text:style-name="T2"> </text:span><text:span text:style-name="T5">m</text:span></text:p>
      <text:p text:style-name="P3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2</text:span></text:p>
      <text:p text:style-name="P3"><text:span text:style-name="T2"><text:s/>* </text:span><text:span text:style-name="T3">@param</text:span><text:span text:style-name="T2"> </text:span><text:span text:style-name="T4">{number}</text:span><text:span text:style-name="T2"> </text:span><text:span text:style-name="T5">n</text:span></text:p>
      <text:p text:style-name="P3"><text:span text:style-name="T2"><text:s/>* </text:span><text:span text:style-name="T3">@return</text:span><text:span text:style-name="T2"> </text:span><text:span text:style-name="T4">{void}</text:span><text:span text:style-name="T2"> Do not return anything, modify nums1 in-place instead.</text:span></text:p>
      <text:p text:style-name="P3"><text:soft-page-break/><text:span text:style-name="T2"><text:s/>*/</text:span></text:p>
      <text:p text:style-name="P3"><text:span text:style-name="T3">let</text:span><text:span text:style-name="T6"> </text:span><text:span text:style-name="T7">merge</text:span><text:span text:style-name="T6"> = </text:span><text:span text:style-name="T3">function</text:span><text:span text:style-name="T6">(</text:span><text:span text:style-name="T5">nums1</text:span><text:span text:style-name="T6">, </text:span><text:span text:style-name="T5">m</text:span><text:span text:style-name="T6">, </text:span><text:span text:style-name="T5">nums2</text:span><text:span text:style-name="T6">, </text:span><text:span text:style-name="T5">n</text:span><text:span text:style-name="T6">) {</text:span></text:p>
      <text:p text:style-name="P3"><text:span text:style-name="T6"><text:s/></text:span><text:span text:style-name="T3">let</text:span><text:span text:style-name="T6"> </text:span><text:span text:style-name="T5">n2</text:span><text:span text:style-name="T6"> = </text:span><text:span text:style-name="T5">n</text:span><text:span text:style-name="T6">;</text:span></text:p>
      <text:p text:style-name="P3"><text:span text:style-name="T6"><text:s text:c="4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0</text:span><text:span text:style-name="T6">; </text:span><text:span text:style-name="T5">i</text:span><text:span text:style-name="T6"> &lt; </text:span><text:span text:style-name="T5">n</text:span><text:span text:style-name="T6">; </text:span><text:span text:style-name="T5">i</text:span><text:span text:style-name="T6">++) {</text:span></text:p>
      <text:p text:style-name="P3"><text:span text:style-name="T6"><text:s text:c="8"/></text:span><text:span text:style-name="T5">nums1</text:span><text:span text:style-name="T6">[</text:span><text:span text:style-name="T5">m</text:span><text:span text:style-name="T6"> + </text:span><text:span text:style-name="T5">i</text:span><text:span text:style-name="T6">] = </text:span><text:span text:style-name="T5">nums2</text:span><text:span text:style-name="T6">[</text:span><text:span text:style-name="T5">n2</text:span><text:span text:style-name="T6"> - </text:span><text:span text:style-name="T9">1</text:span><text:span text:style-name="T6">];</text:span></text:p>
      <text:p text:style-name="P3"><text:span text:style-name="T6"><text:s text:c="8"/></text:span><text:span text:style-name="T8">while</text:span><text:span text:style-name="T6"> (</text:span><text:span text:style-name="T5">n2</text:span><text:span text:style-name="T6"> &lt; </text:span><text:span text:style-name="T9">0</text:span><text:span text:style-name="T6">) {</text:span></text:p>
      <text:p text:style-name="P3"><text:span text:style-name="T6"><text:s text:c="12"/></text:span><text:span text:style-name="T8">return</text:span><text:span text:style-name="T6">;</text:span></text:p>
      <text:p text:style-name="P3"><text:span text:style-name="T6"><text:s text:c="8"/>}</text:span></text:p>
      <text:p text:style-name="P3"><text:span text:style-name="T6"><text:s text:c="8"/></text:span><text:span text:style-name="T5">n2</text:span><text:span text:style-name="T6">--;</text:span></text:p>
      <text:p text:style-name="P3"><text:span text:style-name="T6"><text:s text:c="4"/>}</text:span></text:p>
      <text:p text:style-name="P3"><text:span text:style-name="T6"><text:s text:c="4"/></text:span><text:span text:style-name="T5">nums1</text:span><text:span text:style-name="T6">.</text:span><text:span text:style-name="T7">sort</text:span><text:span text:style-name="T6">((</text:span><text:span text:style-name="T5">a</text:span><text:span text:style-name="T6">, </text:span><text:span text:style-name="T5">b</text:span><text:span text:style-name="T6">) </text:span><text:span text:style-name="T3">=&gt;</text:span><text:span text:style-name="T6"> </text:span><text:span text:style-name="T5">a</text:span><text:span text:style-name="T6"> - </text:span><text:span text:style-name="T5">b</text:span><text:span text:style-name="T6">); <text:s text:c="3"/></text:span></text:p>
      <text:p text:style-name="P3"><text:span text:style-name="T6">};</text:span></text:p>
      <text:p text:style-name="P11"/>
      <text:p text:style-name="P7">💡 <text:span text:style-name="T1">Q6.</text:span> Given an integer array nums, return true if any value appears at least twice in the array, and return false if every element is distinct.</text:p>
      <text:p text:style-name="P7"><text:span text:style-name="T1">Example 1:</text:span> Input: nums = [1,2,3,1]</text:p>
      <text:p text:style-name="P7">Output: true</text:p>
      <text:p text:style-name="P7"><text:span text:style-name="T1">Ans:</text:span></text:p>
      <text:p text:style-name="P7"><text:span text:style-name="T2">/**</text:span></text:p>
      <text:p text:style-name="P7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</text:span></text:p>
      <text:p text:style-name="P7"><text:span text:style-name="T2"><text:s/>* </text:span><text:span text:style-name="T3">@return</text:span><text:span text:style-name="T2"> </text:span><text:span text:style-name="T4">{boolean}</text:span></text:p>
      <text:p text:style-name="P7"><text:span text:style-name="T2"><text:s/>*/</text:span></text:p>
      <text:p text:style-name="P7"><text:soft-page-break/><text:span text:style-name="T3">function</text:span><text:span text:style-name="T6"> </text:span><text:span text:style-name="T7">containsDuplicate</text:span><text:span text:style-name="T6">(</text:span><text:span text:style-name="T5">nums</text:span><text:span text:style-name="T6">) {</text:span></text:p>
      <text:p text:style-name="P7"><text:span text:style-name="T6"><text:s text:c="2"/></text:span><text:span text:style-name="T2">// initialize set to store unique elements</text:span></text:p>
      <text:p text:style-name="P7"><text:span text:style-name="T6"><text:s text:c="2"/></text:span><text:span text:style-name="T3">let</text:span><text:span text:style-name="T6"> </text:span><text:span text:style-name="T5">set</text:span><text:span text:style-name="T6"> = </text:span><text:span text:style-name="T3">new</text:span><text:span text:style-name="T6"> </text:span><text:span text:style-name="T4">Set</text:span><text:span text:style-name="T6">();</text:span></text:p>
      <text:p text:style-name="P7"><text:span text:style-name="T6"><text:s text:c="2"/></text:span><text:span text:style-name="T2">// loop over the array nums</text:span></text:p>
      <text:p text:style-name="P7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0</text:span><text:span text:style-name="T6">; </text:span><text:span text:style-name="T5">i</text:span><text:span text:style-name="T6"> &lt;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7"><text:span text:style-name="T6"><text:s text:c="4"/></text:span><text:span text:style-name="T2">// if the current element is already in the set</text:span></text:p>
      <text:p text:style-name="P7"><text:span text:style-name="T6"><text:s text:c="4"/></text:span><text:span text:style-name="T8">if</text:span><text:span text:style-name="T6"> (</text:span><text:span text:style-name="T5">set</text:span><text:span text:style-name="T6">.</text:span><text:span text:style-name="T7">has</text:span><text:span text:style-name="T6">(</text:span><text:span text:style-name="T5">nums</text:span><text:span text:style-name="T6">[</text:span><text:span text:style-name="T5">i</text:span><text:span text:style-name="T6">])) {</text:span></text:p>
      <text:p text:style-name="P7"><text:span text:style-name="T6"><text:s text:c="6"/></text:span><text:span text:style-name="T2">// return true</text:span></text:p>
      <text:p text:style-name="P7"><text:span text:style-name="T6"><text:s text:c="6"/></text:span><text:span text:style-name="T8">return</text:span><text:span text:style-name="T6"> </text:span><text:span text:style-name="T3">true</text:span><text:span text:style-name="T6">;</text:span></text:p>
      <text:p text:style-name="P7"><text:span text:style-name="T6"><text:s text:c="4"/>}</text:span></text:p>
      <text:p text:style-name="P7"><text:span text:style-name="T6"><text:s text:c="4"/></text:span><text:span text:style-name="T2">// otherwise, add the current element to the set</text:span></text:p>
      <text:p text:style-name="P7"><text:span text:style-name="T6"><text:s text:c="4"/></text:span><text:span text:style-name="T5">set</text:span><text:span text:style-name="T6">.</text:span><text:span text:style-name="T7">add</text:span><text:span text:style-name="T6">(</text:span><text:span text:style-name="T5">nums</text:span><text:span text:style-name="T6">[</text:span><text:span text:style-name="T5">i</text:span><text:span text:style-name="T6">]);</text:span></text:p>
      <text:p text:style-name="P7"><text:span text:style-name="T6"><text:s text:c="2"/>}</text:span></text:p>
      <text:p text:style-name="P7"><text:span text:style-name="T6"><text:s text:c="2"/></text:span><text:span text:style-name="T2">// return false as no duplicates were found</text:span></text:p>
      <text:p text:style-name="P7"><text:span text:style-name="T6"><text:s text:c="2"/></text:span><text:span text:style-name="T8">return</text:span><text:span text:style-name="T6"> </text:span><text:span text:style-name="T3">false</text:span><text:span text:style-name="T6">;</text:span></text:p>
      <text:p text:style-name="P7"><text:span text:style-name="T6">}</text:span></text:p>
      <text:p text:style-name="P14"/>
      <text:p text:style-name="P7">💡 <text:span text:style-name="T1">Q7.</text:span> Given an integer array nums, move all 0's to the end of it while maintaining the relative order of the nonzero elements.</text:p>
      <text:p text:style-name="P7">Note that you must do this in-place without making a copy of the array.</text:p>
      <text:p text:style-name="P7"><text:span text:style-name="T1">Example 1:</text:span> Input: nums = [0,1,0,3,12] Output: [1,3,12,0,0]</text:p>
      <text:p text:style-name="P7"><text:span text:style-name="T1">Ans:</text:span></text:p>
      <text:p text:style-name="P7"><text:soft-page-break/><text:span text:style-name="T1"><text:s text:c="2"/></text:span><text:span text:style-name="T2">/**</text:span></text:p>
      <text:p text:style-name="P7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</text:span></text:p>
      <text:p text:style-name="P7"><text:span text:style-name="T2"><text:s/>* </text:span><text:span text:style-name="T3">@return</text:span><text:span text:style-name="T2"> </text:span><text:span text:style-name="T4">{void}</text:span><text:span text:style-name="T2"> Do not return anything, modify nums in-place instead.</text:span></text:p>
      <text:p text:style-name="P7"><text:span text:style-name="T2"><text:s/>*/</text:span></text:p>
      <text:p text:style-name="P7"><text:span text:style-name="T6"><text:s/></text:span><text:span text:style-name="T3">function</text:span><text:span text:style-name="T6"> </text:span><text:span text:style-name="T7">moveZeroes</text:span><text:span text:style-name="T6">(</text:span><text:span text:style-name="T5">nums</text:span><text:span text:style-name="T6">) {</text:span></text:p>
      <text:p text:style-name="P7"><text:span text:style-name="T6"><text:s text:c="2"/></text:span><text:span text:style-name="T2">// initialize count to 0</text:span></text:p>
      <text:p text:style-name="P7"><text:span text:style-name="T6"><text:s text:c="2"/></text:span><text:span text:style-name="T3">let</text:span><text:span text:style-name="T6"> </text:span><text:span text:style-name="T5">count</text:span><text:span text:style-name="T6"> = </text:span><text:span text:style-name="T9">0</text:span><text:span text:style-name="T6">;</text:span></text:p>
      <text:p text:style-name="P7"><text:span text:style-name="T6"><text:s text:c="2"/></text:span><text:span text:style-name="T2">// loop over the array nums</text:span></text:p>
      <text:p text:style-name="P7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0</text:span><text:span text:style-name="T6">; </text:span><text:span text:style-name="T5">i</text:span><text:span text:style-name="T6"> &lt;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7"><text:span text:style-name="T6"><text:s text:c="4"/></text:span><text:span text:style-name="T2">// if the current element is not 0</text:span></text:p>
      <text:p text:style-name="P7"><text:span text:style-name="T6"><text:s text:c="4"/></text:span><text:span text:style-name="T8">if</text:span><text:span text:style-name="T6"> (</text:span><text:span text:style-name="T5">nums</text:span><text:span text:style-name="T6">[</text:span><text:span text:style-name="T5">i</text:span><text:span text:style-name="T6">] !== </text:span><text:span text:style-name="T9">0</text:span><text:span text:style-name="T6">) {</text:span></text:p>
      <text:p text:style-name="P7"><text:span text:style-name="T6"><text:s text:c="6"/></text:span><text:span text:style-name="T2">// copy it to nums[count] and increment count</text:span></text:p>
      <text:p text:style-name="P7"><text:span text:style-name="T6"><text:s text:c="6"/></text:span><text:span text:style-name="T5">nums</text:span><text:span text:style-name="T6">[</text:span><text:span text:style-name="T5">count</text:span><text:span text:style-name="T6">] = </text:span><text:span text:style-name="T5">nums</text:span><text:span text:style-name="T6">[</text:span><text:span text:style-name="T5">i</text:span><text:span text:style-name="T6">];</text:span></text:p>
      <text:p text:style-name="P7"><text:span text:style-name="T6"><text:s text:c="6"/></text:span><text:span text:style-name="T5">count</text:span><text:span text:style-name="T6">++;</text:span></text:p>
      <text:p text:style-name="P7"><text:span text:style-name="T6"><text:s text:c="4"/>}</text:span></text:p>
      <text:p text:style-name="P7"><text:span text:style-name="T6"><text:s text:c="2"/>}</text:span></text:p>
      <text:p text:style-name="P7"><text:span text:style-name="T6"><text:s text:c="2"/></text:span><text:span text:style-name="T2">// fill the remaining elements of nums with 0's</text:span></text:p>
      <text:p text:style-name="P7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5">count</text:span><text:span text:style-name="T6">; </text:span><text:span text:style-name="T5">i</text:span><text:span text:style-name="T6"> &lt;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7"><text:span text:style-name="T6"><text:s text:c="4"/></text:span><text:span text:style-name="T5">nums</text:span><text:span text:style-name="T6">[</text:span><text:span text:style-name="T5">i</text:span><text:span text:style-name="T6">] = </text:span><text:span text:style-name="T9">0</text:span><text:span text:style-name="T6">;</text:span></text:p>
      <text:p text:style-name="P7"><text:span text:style-name="T6"><text:s text:c="2"/>}</text:span></text:p>
      <text:p text:style-name="P7"><text:span text:style-name="T6">}</text:span></text:p>
      <text:p text:style-name="P7"><text:soft-page-break/>💡 <text:span text:style-name="T1">Q8.</text:span> You have a set of integers s, which originally contains all the numbers from 1 to n. Unfortunately, due to some error, one of the numbers in s got duplicated to another number in the set, which results in repetition of one number and loss of another number.</text:p>
      <text:p text:style-name="P7">You are given an integer array nums representing the data status of this set after the error.</text:p>
      <text:p text:style-name="P7">Find the number that occurs twice and the number that is missing and return them in the form of an array.</text:p>
      <text:p text:style-name="P7"><text:span text:style-name="T1">Example 1:</text:span> Input: nums = [1,2,2,4] Output: [2,3]</text:p>
      <text:p text:style-name="P15"><text:span text:style-name="T1">Ans:</text:span><text:span text:style-name="T2">/**</text:span></text:p>
      <text:p text:style-name="P15"><text:span text:style-name="T2"><text:s/>* </text:span><text:span text:style-name="T3">@param</text:span><text:span text:style-name="T2"> </text:span><text:span text:style-name="T4">{number[]}</text:span><text:span text:style-name="T2"> </text:span><text:span text:style-name="T5">nums</text:span></text:p>
      <text:p text:style-name="P15"><text:span text:style-name="T2"><text:s/>* </text:span><text:span text:style-name="T3">@return</text:span><text:span text:style-name="T2"> </text:span><text:span text:style-name="T4">{number[]}</text:span></text:p>
      <text:p text:style-name="P15"><text:span text:style-name="T2"><text:s/>*/</text:span></text:p>
      <text:p text:style-name="P15"><text:span text:style-name="T3">function</text:span><text:span text:style-name="T6"> </text:span><text:span text:style-name="T7">findErrorNums</text:span><text:span text:style-name="T6">(</text:span><text:span text:style-name="T5">nums</text:span><text:span text:style-name="T6">) {</text:span></text:p>
      <text:p text:style-name="P15"><text:span text:style-name="T6"><text:s text:c="2"/></text:span><text:span text:style-name="T2">// initialize set to store unique elements</text:span></text:p>
      <text:p text:style-name="P15"><text:span text:style-name="T6"><text:s text:c="2"/></text:span><text:span text:style-name="T3">let</text:span><text:span text:style-name="T6"> </text:span><text:span text:style-name="T5">set</text:span><text:span text:style-name="T6"> = </text:span><text:span text:style-name="T3">new</text:span><text:span text:style-name="T6"> </text:span><text:span text:style-name="T4">Set</text:span><text:span text:style-name="T6">();</text:span></text:p>
      <text:p text:style-name="P15"><text:span text:style-name="T6"><text:s text:c="2"/></text:span><text:span text:style-name="T2">// initialize duplicate and missing variables</text:span></text:p>
      <text:p text:style-name="P15"><text:span text:style-name="T6"><text:s text:c="2"/></text:span><text:span text:style-name="T3">let</text:span><text:span text:style-name="T6"> </text:span><text:span text:style-name="T5">duplicate</text:span><text:span text:style-name="T6"> = -</text:span><text:span text:style-name="T9">1</text:span><text:span text:style-name="T6">;</text:span></text:p>
      <text:p text:style-name="P15"><text:span text:style-name="T6"><text:s text:c="2"/></text:span><text:span text:style-name="T3">let</text:span><text:span text:style-name="T6"> </text:span><text:span text:style-name="T5">missing</text:span><text:span text:style-name="T6"> = -</text:span><text:span text:style-name="T9">1</text:span><text:span text:style-name="T6">;</text:span></text:p>
      <text:p text:style-name="P15"><text:span text:style-name="T6"><text:s text:c="2"/></text:span><text:span text:style-name="T2">// loop over the array nums</text:span></text:p>
      <text:p text:style-name="P15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0</text:span><text:span text:style-name="T6">; </text:span><text:span text:style-name="T5">i</text:span><text:span text:style-name="T6"> &lt;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15"><text:span text:style-name="T6"><text:s text:c="4"/></text:span><text:span text:style-name="T2">// if the current element is already in the set</text:span></text:p>
      <text:p text:style-name="P15"><text:span text:style-name="T6"><text:s text:c="4"/></text:span><text:span text:style-name="T8">if</text:span><text:span text:style-name="T6"> (</text:span><text:span text:style-name="T5">set</text:span><text:span text:style-name="T6">.</text:span><text:span text:style-name="T7">has</text:span><text:span text:style-name="T6">(</text:span><text:span text:style-name="T5">nums</text:span><text:span text:style-name="T6">[</text:span><text:span text:style-name="T5">i</text:span><text:span text:style-name="T6">])) {</text:span></text:p>
      <text:p text:style-name="P15"><text:span text:style-name="T6"><text:s text:c="6"/></text:span><text:span text:style-name="T2">// set duplicate to that element</text:span></text:p>
      <text:p text:style-name="P15"><text:span text:style-name="T6"><text:s text:c="6"/></text:span><text:span text:style-name="T5">duplicate</text:span><text:span text:style-name="T6"> = </text:span><text:span text:style-name="T5">nums</text:span><text:span text:style-name="T6">[</text:span><text:span text:style-name="T5">i</text:span><text:span text:style-name="T6">];</text:span></text:p>
      <text:p text:style-name="P15"><text:span text:style-name="T6"><text:s text:c="4"/>} </text:span><text:span text:style-name="T8">else</text:span><text:span text:style-name="T6"> {</text:span></text:p>
      <text:p text:style-name="P15"><text:soft-page-break/><text:span text:style-name="T6"><text:s text:c="6"/></text:span><text:span text:style-name="T2">// otherwise, add the current element to the set</text:span></text:p>
      <text:p text:style-name="P15"><text:span text:style-name="T6"><text:s text:c="6"/></text:span><text:span text:style-name="T5">set</text:span><text:span text:style-name="T6">.</text:span><text:span text:style-name="T7">add</text:span><text:span text:style-name="T6">(</text:span><text:span text:style-name="T5">nums</text:span><text:span text:style-name="T6">[</text:span><text:span text:style-name="T5">i</text:span><text:span text:style-name="T6">]);</text:span></text:p>
      <text:p text:style-name="P15"><text:span text:style-name="T6"><text:s text:c="4"/>}</text:span></text:p>
      <text:p text:style-name="P15"><text:span text:style-name="T6"><text:s text:c="2"/>}</text:span></text:p>
      <text:p text:style-name="P15"><text:span text:style-name="T6"><text:s text:c="2"/></text:span><text:span text:style-name="T2">// loop from 1 to nums.length</text:span></text:p>
      <text:p text:style-name="P15"><text:span text:style-name="T6"><text:s text:c="2"/></text:span><text:span text:style-name="T8">for</text:span><text:span text:style-name="T6"> (</text:span><text:span text:style-name="T3">let</text:span><text:span text:style-name="T6"> </text:span><text:span text:style-name="T5">i</text:span><text:span text:style-name="T6"> = </text:span><text:span text:style-name="T9">1</text:span><text:span text:style-name="T6">; </text:span><text:span text:style-name="T5">i</text:span><text:span text:style-name="T6"> &lt;= </text:span><text:span text:style-name="T5">nums</text:span><text:span text:style-name="T6">.</text:span><text:span text:style-name="T5">length</text:span><text:span text:style-name="T6">; </text:span><text:span text:style-name="T5">i</text:span><text:span text:style-name="T6">++) {</text:span></text:p>
      <text:p text:style-name="P15"><text:span text:style-name="T6"><text:s text:c="4"/></text:span><text:span text:style-name="T2">// if the current number is not in the set</text:span></text:p>
      <text:p text:style-name="P15"><text:span text:style-name="T6"><text:s text:c="4"/></text:span><text:span text:style-name="T8">if</text:span><text:span text:style-name="T6"> (!</text:span><text:span text:style-name="T5">set</text:span><text:span text:style-name="T6">.</text:span><text:span text:style-name="T7">has</text:span><text:span text:style-name="T6">(</text:span><text:span text:style-name="T5">i</text:span><text:span text:style-name="T6">)) {</text:span></text:p>
      <text:p text:style-name="P15"><text:span text:style-name="T6"><text:s text:c="6"/></text:span><text:span text:style-name="T2">// set missing to that number</text:span></text:p>
      <text:p text:style-name="P15"><text:span text:style-name="T6"><text:s text:c="6"/></text:span><text:span text:style-name="T5">missing</text:span><text:span text:style-name="T6"> = </text:span><text:span text:style-name="T5">i</text:span><text:span text:style-name="T6">;</text:span></text:p>
      <text:p text:style-name="P15"><text:span text:style-name="T6"><text:s text:c="4"/>}</text:span></text:p>
      <text:p text:style-name="P15"><text:span text:style-name="T6"><text:s text:c="2"/>}</text:span></text:p>
      <text:p text:style-name="P15"><text:span text:style-name="T6"><text:s text:c="2"/></text:span><text:span text:style-name="T2">// return [duplicate, missing] as the answer</text:span></text:p>
      <text:p text:style-name="P15"><text:span text:style-name="T6"><text:s text:c="2"/></text:span><text:span text:style-name="T8">return</text:span><text:span text:style-name="T6"> [</text:span><text:span text:style-name="T5">duplicate</text:span><text:span text:style-name="T6">, </text:span><text:span text:style-name="T5">missing</text:span><text:span text:style-name="T6">];</text:span></text:p>
      <text:p text:style-name="P15"><text:span text:style-name="T6">}</text:span></text:p>
      <text:p text:style-name="P10"/>
      <text:p text:style-name="P11"/>
      <text:p text:style-name="P7"/>
      <text:p text:style-name="P7"/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212" meta:word-count="1468" meta:character-count="8295" meta:non-whitespace-character-count="6557"/>
    <meta:generator>LibreOfficeDev/6.0.5.2$Linux_X86_64 LibreOffice_project/</meta:generator>
  </office:meta>
</office:document-meta>
</file>